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 fo:language="en" fo:country="US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39in" svg:width="5.47153in" svg:height="0.25in" style:rel-width="scale" style:rel-height="scale"><draw:text-box><text:p text:style-name="P6">Lublin 2022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 Cyberbezpieczeństwa</text:p><text:p text:style-name="P10">pod kierunkiem dr hab. in. Michała Wydry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375in" style:rel-width="scale" style:rel-height="scale"><draw:text-box><text:p text:style-name="P12">Rozpoznawanie liter języka migowego z zastosowaniem technik<text:s/>uczenia maszynowego</text:p><text:p text:style-name="P13">Sign Language<text:s/>Letter<text:s/>Recognition using Deep Learning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Rafał Hrabia</text:p><text:p text:style-name="P23"><text:span text:style-name="T24">nr albumu: 296583</text:span></text:p></draw:text-box><svg:title/><svg:desc/></draw:frame></text:span><text:span text:style-name="T25">Wydział 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471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WERSYTET MARII CURIE-SKŁODOWSKIEJ W LUBLINIE</dc:title>
    <meta:initial-creator>Piotr Domownik</meta:initial-creator>
    <dc:creator>Rafał Hrabia</dc:creator>
    <meta:creation-date>2012-04-27T08:27:00Z</meta:creation-date>
    <dc:date>2022-06-20T12:44:00Z</dc:date>
    <meta:print-date>2012-04-27T08:23:00Z</meta:print-date>
    <meta:template xlink:href="Normal.dotm" xlink:type="simple"/>
    <meta:editing-cycles>9</meta:editing-cycles>
    <meta:editing-duration>PT2067840S</meta:editing-duration>
    <meta:document-statistic meta:page-count="1" meta:paragraph-count="1" meta:word-count="13" meta:character-count="92" meta:row-count="1" meta:non-whitespace-character-count="80"/>
  </office:meta>
</office:document-meta>
</file>